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font-size="6pt" style:font-size-asian="5.25pt" style:font-size-complex="6pt"/>
    </style:style>
    <style:style style:name="P2" style:family="paragraph" style:parent-style-name="Heading_20_1">
      <style:text-properties fo:font-size="6pt" style:font-size-asian="5.25pt" style:font-size-complex="6pt"/>
    </style:style>
    <style:style style:name="P3" style:family="paragraph" style:parent-style-name="Heading_20_2">
      <style:text-properties fo:font-size="6pt" style:font-size-asian="5.25pt" style:font-size-complex="6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Horizontal_20_Line">
      <style:text-properties style:font-size-asian="5.25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Heading_20_3"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text-properties fo:font-size="6pt" style:font-size-asian="5.25pt" style:font-size-complex="6pt"/>
    </style:style>
    <style:style style:name="P11" style:family="paragraph" style:parent-style-name="Text_20_body" style:list-style-name="L5">
      <style:text-properties fo:font-size="6pt" style:font-size-asian="5.25pt" style:font-size-complex="6pt"/>
    </style:style>
    <style:style style:name="P12" style:family="paragraph" style:parent-style-name="Text_20_body" style:list-style-name="L6">
      <style:text-properties fo:font-size="6pt" style:font-size-asian="5.25pt" style:font-size-complex="6pt"/>
    </style:style>
    <style:style style:name="P13" style:family="paragraph" style:parent-style-name="Text_20_body" style:list-style-name="L7">
      <style:text-properties fo:font-size="6pt" style:font-size-asian="5.25pt" style:font-size-complex="6pt"/>
    </style:style>
    <style:style style:name="P14" style:family="paragraph" style:parent-style-name="Text_20_body" style:list-style-name="L8">
      <style:text-properties fo:font-size="6pt" style:font-size-asian="5.25pt" style:font-size-complex="6pt"/>
    </style:style>
    <style:style style:name="P15" style:family="paragraph" style:parent-style-name="Text_20_body" style:list-style-name="L9">
      <style:text-properties fo:font-size="6pt" style:font-size-asian="5.25pt" style:font-size-complex="6pt"/>
    </style:style>
    <style:style style:name="P16" style:family="paragraph" style:parent-style-name="Text_20_body" style:list-style-name="L10">
      <style:text-properties fo:font-size="6pt" style:font-size-asian="5.25pt" style:font-size-complex="6pt"/>
    </style:style>
    <style:style style:name="P17" style:family="paragraph" style:parent-style-name="Text_20_body" style:list-style-name="L11">
      <style:text-properties fo:font-size="6pt" style:font-size-asian="5.25pt" style:font-size-complex="6pt"/>
    </style:style>
    <style:style style:name="P18" style:family="paragraph" style:parent-style-name="Text_20_body" style:list-style-name="L12">
      <style:text-properties fo:font-size="6pt" style:font-size-asian="5.25pt" style:font-size-complex="6pt"/>
    </style:style>
    <style:style style:name="P19" style:family="paragraph" style:parent-style-name="Text_20_body" style:list-style-name="L13">
      <style:text-properties fo:font-size="6pt" style:font-size-asian="5.25pt" style:font-size-complex="6pt"/>
    </style:style>
    <style:style style:name="P20" style:family="paragraph" style:parent-style-name="Text_20_body" style:list-style-name="L14">
      <style:text-properties fo:font-size="6pt" style:font-size-asian="5.25pt" style:font-size-complex="6pt"/>
    </style:style>
    <style:style style:name="P21" style:family="paragraph" style:parent-style-name="Text_20_body" style:list-style-name="L15">
      <style:text-properties fo:font-size="6pt" style:font-size-asian="5.25pt" style:font-size-complex="6pt"/>
    </style:style>
    <style:style style:name="P22" style:family="paragraph" style:parent-style-name="Text_20_body" style:list-style-name="L16">
      <style:text-properties fo:font-size="6pt" style:font-size-asian="5.25pt" style:font-size-complex="6pt"/>
    </style:style>
    <style:style style:name="P23" style:family="paragraph" style:parent-style-name="Text_20_body" style:list-style-name="L17">
      <style:text-properties fo:font-size="6pt" style:font-size-asian="5.25pt" style:font-size-complex="6pt"/>
    </style:style>
    <style:style style:name="P24" style:family="paragraph" style:parent-style-name="Text_20_body" style:list-style-name="L18">
      <style:text-properties fo:font-size="6pt" style:font-size-asian="5.25pt" style:font-size-complex="6pt"/>
    </style:style>
    <style:style style:name="P25" style:family="paragraph" style:parent-style-name="Text_20_body" style:list-style-name="L19">
      <style:text-properties fo:font-size="6pt" style:font-size-asian="5.25pt" style:font-size-complex="6pt"/>
    </style:style>
    <style:style style:name="P26" style:family="paragraph" style:parent-style-name="Text_20_body" style:list-style-name="L20">
      <style:text-properties fo:font-size="6pt" style:font-size-asian="5.25pt" style:font-size-complex="6pt"/>
    </style:style>
    <style:style style:name="P27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✅ <text:span text:style-name="Strong_20_Emphasis">Proceeding With Document #7 — Full Business Plan</text:span></text:h>
      <text:h text:style-name="P3" text:outline-level="2"><text:span text:style-name="Strong_20_Emphasis">Part 7 — Operations Plan</text:span></text:h>
      <text:p text:style-name="P4"><text:span text:style-name="Strong_20_Emphasis">(RoboChef Appliance + Humanoid Embodiment)</text:span><text:line-break/><text:span text:style-name="Strong_20_Emphasis">Author: Meir Niv</text:span></text:p>
      <text:p text:style-name="P5"/>
      <text:h text:style-name="P2" text:outline-level="1">📘 <text:span text:style-name="Strong_20_Emphasis">PART 7 — OPERATIONS PLAN</text:span></text:h>
      <text:p text:style-name="P4">RoboChef operations consist of <text:span text:style-name="Strong_20_Emphasis">three parallel engines</text:span>:</text:p>
      <text:list text:style-name="L1">
        <text:list-item>
          <text:p text:style-name="P6"><text:span text:style-name="Strong_20_Emphasis">Manufacturing Operations</text:span></text:p>
        </text:list-item>
        <text:list-item>
          <text:p text:style-name="P6"><text:span text:style-name="Strong_20_Emphasis">Food Supply Chain + AEC Control</text:span></text:p>
        </text:list-item>
        <text:list-item>
          <text:p text:style-name="P6"><text:span text:style-name="Strong_20_Emphasis">Software + Cloud + AI Operations</text:span></text:p>
        </text:list-item>
      </text:list>
      <text:p text:style-name="P4">This section defines <text:span text:style-name="Emphasis">how the company will function end-to-end.</text:span></text:p>
      <text:p text:style-name="P5"/>
      <text:h text:style-name="P2" text:outline-level="1"><text:span text:style-name="Strong_20_Emphasis">7.1 Manufacturing Operations (Hardware)</text:span></text:h>
      <text:h text:style-name="P7" text:outline-level="3">✔️ <text:span text:style-name="Strong_20_Emphasis">7.1.1 Manufacturing Philosophy</text:span></text:h>
      <text:list text:style-name="L2">
        <text:list-item>
          <text:p text:style-name="P8">Lean, modular, upgradeable.</text:p>
        </text:list-item>
        <text:list-item>
          <text:p text:style-name="P8">Focus on <text:span text:style-name="Emphasis">assembly and integration</text:span>, not full fabrication.</text:p>
        </text:list-item>
        <text:list-item>
          <text:p text:style-name="P8">Robotic arms and humanoids sourced from Tier-1 manufacturers (China, Korea, Japan, U.S.).</text:p>
        </text:list-item>
        <text:list-item>
          <text:p text:style-name="P8">Proprietary components:</text:p>
          <text:list>
            <text:list-item>
              <text:p text:style-name="P8">AEC readers</text:p>
            </text:list-item>
            <text:list-item>
              <text:p text:style-name="P8">Capsule-opening mechanisms</text:p>
            </text:list-item>
            <text:list-item>
              <text:p text:style-name="P8">Sealed cooking chamber</text:p>
            </text:list-item>
            <text:list-item>
              <text:p text:style-name="P8">Sensor suite</text:p>
            </text:list-item>
            <text:list-item>
              <text:p text:style-name="P8">Safety system</text:p>
            </text:list-item>
            <text:list-item>
              <text:p text:style-name="P8">Recipe execution controller</text:p>
            </text:list-item>
          </text:list>
        </text:list-item>
      </text:list>
      <text:h text:style-name="P7" text:outline-level="3">✔️ <text:span text:style-name="Strong_20_Emphasis">7.1.2 Manufacturing Stages</text:span></text:h>
      <text:p text:style-name="P4"><text:span text:style-name="Strong_20_Emphasis">Stage 1 — Prototype Lab (Year 1)</text:span></text:p>
      <text:list text:style-name="L3">
        <text:list-item>
          <text:p text:style-name="P9">Build prototypes using off-the-shelf robotic arms and custom modules.</text:p>
        </text:list-item>
        <text:list-item>
          <text:p text:style-name="P9">Pilot with simple recipes (pasta, omelet, grilled chicken, salads).</text:p>
        </text:list-item>
      </text:list>
      <text:p text:style-name="P4"><text:span text:style-name="Strong_20_Emphasis">Stage 2 — Small Batch Production (Year 2)</text:span></text:p>
      <text:list text:style-name="L4">
        <text:list-item>
          <text:p text:style-name="P10">Assembly facility: 2,000–5,000 units/year.</text:p>
        </text:list-item>
        <text:list-item>
          <text:p text:style-name="P10">Target: personal and family RoboChef units.</text:p>
        </text:list-item>
      </text:list>
      <text:p text:style-name="P4"><text:span text:style-name="Strong_20_Emphasis">Stage 3 — Industrial and Humanoid Integration (Year 3+)</text:span></text:p>
      <text:list text:style-name="L5">
        <text:list-item>
          <text:p text:style-name="P11">Large facility for restaurant-grade machines.</text:p>
        </text:list-item>
        <text:list-item>
          <text:p text:style-name="P11">Humanoid embodiment mass production in partnership with robotics companies.</text:p>
        </text:list-item>
      </text:list>
      <text:p text:style-name="P5"/>
      <text:h text:style-name="P2" text:outline-level="1"><text:span text:style-name="Strong_20_Emphasis">7.2 Food Supply Chain Operations (AEC Ecosystem)</text:span></text:h>
      <text:h text:style-name="P7" text:outline-level="3">✔️ <text:span text:style-name="Strong_20_Emphasis">7.2.1 Authorized Vendors Program</text:span></text:h>
      <text:p text:style-name="P4">Vendors join the RoboChef ecosystem by:</text:p>
      <text:list text:style-name="L6">
        <text:list-item>
          <text:p text:style-name="P12">Signing licensing agreement</text:p>
        </text:list-item>
        <text:list-item>
          <text:p text:style-name="P12"><text:soft-page-break/>Passing food-safety inspection</text:p>
        </text:list-item>
        <text:list-item>
          <text:p text:style-name="P12">Obtaining vendor digital certificate</text:p>
        </text:list-item>
        <text:list-item>
          <text:p text:style-name="P12">Purchasing daily AEC keys via subscription</text:p>
        </text:list-item>
      </text:list>
      <text:p text:style-name="P4">This creates a <text:span text:style-name="Strong_20_Emphasis">controlled and secure food pipeline.</text:span></text:p>
      <text:h text:style-name="P7" text:outline-level="3">✔️ <text:span text:style-name="Strong_20_Emphasis">7.2.2 Daily AEC Key Rotation System</text:span></text:h>
      <text:list text:style-name="L7">
        <text:list-item>
          <text:p text:style-name="P13">Every 24 hours, a new encrypted key is generated by RoboChef Cloud.</text:p>
        </text:list-item>
        <text:list-item>
          <text:p text:style-name="P13">Vendors download AEC batch and print/encode it onto food capsules.</text:p>
        </text:list-item>
        <text:list-item>
          <text:p text:style-name="P13">Robochef scans → decrypts → verifies → unlocks → cooks.</text:p>
        </text:list-item>
      </text:list>
      <text:p text:style-name="P4">If AEC is:</text:p>
      <text:list text:style-name="L8">
        <text:list-item>
          <text:p text:style-name="P14">Missing</text:p>
        </text:list-item>
        <text:list-item>
          <text:p text:style-name="P14">Expired</text:p>
        </text:list-item>
        <text:list-item>
          <text:p text:style-name="P14">Wrong</text:p>
        </text:list-item>
        <text:list-item>
          <text:p text:style-name="P14">Suspicious<text:line-break/>→ RoboChef <text:span text:style-name="Strong_20_Emphasis">rejects</text:span> the capsule.</text:p>
        </text:list-item>
      </text:list>
      <text:h text:style-name="P7" text:outline-level="3">✔️ <text:span text:style-name="Strong_20_Emphasis">7.2.3 Capsule Supply Logistics</text:span></text:h>
      <text:list text:style-name="L9">
        <text:list-item>
          <text:p text:style-name="P15">Delivered via cold chain distribution centers.</text:p>
        </text:list-item>
        <text:list-item>
          <text:p text:style-name="P15">Capsules include:</text:p>
          <text:list>
            <text:list-item>
              <text:p text:style-name="P15">Protein</text:p>
            </text:list-item>
            <text:list-item>
              <text:p text:style-name="P15">Carbs</text:p>
            </text:list-item>
            <text:list-item>
              <text:p text:style-name="P15">Vegetables</text:p>
            </text:list-item>
            <text:list-item>
              <text:p text:style-name="P15">Sauces</text:p>
            </text:list-item>
            <text:list-item>
              <text:p text:style-name="P15">Spices</text:p>
            </text:list-item>
          </text:list>
        </text:list-item>
      </text:list>
      <text:p text:style-name="P4">Optional: <text:span text:style-name="Emphasis">User-Added Custom Capsule</text:span> (with security wrapper).</text:p>
      <text:p text:style-name="P5"/>
      <text:h text:style-name="P2" text:outline-level="1"><text:span text:style-name="Strong_20_Emphasis">7.3 Software + Cloud + AI Operations</text:span></text:h>
      <text:h text:style-name="P7" text:outline-level="3">✔️ <text:span text:style-name="Strong_20_Emphasis">7.3.1 Cloud Infrastructure</text:span></text:h>
      <text:list text:style-name="L10">
        <text:list-item>
          <text:p text:style-name="P16">Hosted on AWS / GCP.</text:p>
        </text:list-item>
        <text:list-item>
          <text:p text:style-name="P16">Secure microservices for:</text:p>
          <text:list>
            <text:list-item>
              <text:p text:style-name="P16">AEC generator</text:p>
            </text:list-item>
            <text:list-item>
              <text:p text:style-name="P16">Recipe engine</text:p>
            </text:list-item>
            <text:list-item>
              <text:p text:style-name="P16">Data ingestion</text:p>
            </text:list-item>
            <text:list-item>
              <text:p text:style-name="P16">Robot firmware updates</text:p>
            </text:list-item>
            <text:list-item>
              <text:p text:style-name="P16">AI taste optimization</text:p>
            </text:list-item>
          </text:list>
        </text:list-item>
      </text:list>
      <text:h text:style-name="P7" text:outline-level="3">✔️ <text:span text:style-name="Strong_20_Emphasis">7.3.2 AI Model Training Pipeline</text:span></text:h>
      <text:p text:style-name="P4">AI learns:</text:p>
      <text:list text:style-name="L11">
        <text:list-item>
          <text:p text:style-name="P17">User preferences</text:p>
        </text:list-item>
        <text:list-item>
          <text:p text:style-name="P17">Household patterns</text:p>
        </text:list-item>
        <text:list-item>
          <text:p text:style-name="P17">Cooking adjustments</text:p>
        </text:list-item>
        <text:list-item>
          <text:p text:style-name="P17">Chef-level techniques</text:p>
        </text:list-item>
        <text:list-item>
          <text:p text:style-name="P17">Popularity of custom recipes</text:p>
        </text:list-item>
      </text:list>
      <text:p text:style-name="P4">AI improves the taste and experience over time.</text:p>
      <text:h text:style-name="P7" text:outline-level="3">✔️ <text:span text:style-name="Strong_20_Emphasis">7.3.3 Humanoid Training Updates</text:span></text:h>
      <text:p text:style-name="P4">Cloud sends instructions:</text:p>
      <text:list text:style-name="L12">
        <text:list-item>
          <text:p text:style-name="P18"><text:soft-page-break/>How to stir</text:p>
        </text:list-item>
        <text:list-item>
          <text:p text:style-name="P18">How to flip</text:p>
        </text:list-item>
        <text:list-item>
          <text:p text:style-name="P18">How to knead</text:p>
        </text:list-item>
        <text:list-item>
          <text:p text:style-name="P18">How to plate</text:p>
        </text:list-item>
        <text:list-item>
          <text:p text:style-name="P18">How to handle delicate ingredients</text:p>
        </text:list-item>
        <text:list-item>
          <text:p text:style-name="P18">Cultural cuisine methods<text:line-break/>(e.g., wok tossing, French sauces, Japanese knife skills)</text:p>
        </text:list-item>
      </text:list>
      <text:p text:style-name="P5"/>
      <text:h text:style-name="P2" text:outline-level="1"><text:span text:style-name="Strong_20_Emphasis">7.4 Field Operations (Installation, Support, Repairs)</text:span></text:h>
      <text:h text:style-name="P7" text:outline-level="3">✔️ <text:span text:style-name="Strong_20_Emphasis">7.4.1 Installation</text:span></text:h>
      <text:list text:style-name="L13">
        <text:list-item>
          <text:p text:style-name="P19">Certified technician delivers and activates unit.</text:p>
        </text:list-item>
        <text:list-item>
          <text:p text:style-name="P19">Unit pairs with RoboChef Cloud.</text:p>
        </text:list-item>
        <text:list-item>
          <text:p text:style-name="P19">First set of AEC codes validated.</text:p>
        </text:list-item>
        <text:list-item>
          <text:p text:style-name="P19">Safety tests performed.</text:p>
        </text:list-item>
      </text:list>
      <text:h text:style-name="P7" text:outline-level="3">✔️ <text:span text:style-name="Strong_20_Emphasis">7.4.2 Support &amp; Maintenance</text:span></text:h>
      <text:list text:style-name="L14">
        <text:list-item>
          <text:p text:style-name="P20">Remote diagnostics</text:p>
        </text:list-item>
        <text:list-item>
          <text:p text:style-name="P20">Automatic firmware updates</text:p>
        </text:list-item>
        <text:list-item>
          <text:p text:style-name="P20">Replacement of wear items (knife, seals, heating elements)</text:p>
        </text:list-item>
        <text:list-item>
          <text:p text:style-name="P20">Optional “ChefCare+” subscription:</text:p>
          <text:list>
            <text:list-item>
              <text:p text:style-name="P20">Priority service</text:p>
            </text:list-item>
            <text:list-item>
              <text:p text:style-name="P20">Free replacement of capsules if spoiled</text:p>
            </text:list-item>
            <text:list-item>
              <text:p text:style-name="P20">On-site humanoid maintenance</text:p>
            </text:list-item>
          </text:list>
        </text:list-item>
      </text:list>
      <text:h text:style-name="P7" text:outline-level="3">✔️ <text:span text:style-name="Strong_20_Emphasis">7.4.3 End-of-Life Recycling</text:span></text:h>
      <text:p text:style-name="P4">RoboChef will:</text:p>
      <text:list text:style-name="L15">
        <text:list-item>
          <text:p text:style-name="P21">Take back old units</text:p>
        </text:list-item>
        <text:list-item>
          <text:p text:style-name="P21">Recycle metal, electronics, plastics</text:p>
        </text:list-item>
        <text:list-item>
          <text:p text:style-name="P21">Offer discounts for upgrades</text:p>
        </text:list-item>
      </text:list>
      <text:p text:style-name="P5"/>
      <text:h text:style-name="P2" text:outline-level="1"><text:span text:style-name="Strong_20_Emphasis">7.5 Operational KPIs</text:span></text:h>
      <text:p text:style-name="P4">The company will track:</text:p>
      <text:h text:style-name="P7" text:outline-level="3">A. Manufacturing</text:h>
      <text:list text:style-name="L16">
        <text:list-item>
          <text:p text:style-name="P22">Cost per unit</text:p>
        </text:list-item>
        <text:list-item>
          <text:p text:style-name="P22">Assembly time</text:p>
        </text:list-item>
        <text:list-item>
          <text:p text:style-name="P22">Return/repair rate</text:p>
        </text:list-item>
        <text:list-item>
          <text:p text:style-name="P22">Production throughput</text:p>
        </text:list-item>
      </text:list>
      <text:h text:style-name="P7" text:outline-level="3">B. Capsule Supply</text:h>
      <text:list text:style-name="L17">
        <text:list-item>
          <text:p text:style-name="P23">Vendor compliance</text:p>
        </text:list-item>
        <text:list-item>
          <text:p text:style-name="P23">AEC fraud detection</text:p>
        </text:list-item>
        <text:list-item>
          <text:p text:style-name="P23">Spoilage rate</text:p>
        </text:list-item>
      </text:list>
      <text:h text:style-name="P7" text:outline-level="3">C. Cooking Performance</text:h>
      <text:list text:style-name="L18">
        <text:list-item>
          <text:p text:style-name="P24">Recipe success rate</text:p>
        </text:list-item>
        <text:list-item>
          <text:p text:style-name="P24">User satisfaction</text:p>
        </text:list-item>
        <text:list-item>
          <text:p text:style-name="P24"><text:soft-page-break/>AI accuracy</text:p>
        </text:list-item>
      </text:list>
      <text:h text:style-name="P7" text:outline-level="3">D. Financial</text:h>
      <text:list text:style-name="L19">
        <text:list-item>
          <text:p text:style-name="P25">Revenue per device</text:p>
        </text:list-item>
        <text:list-item>
          <text:p text:style-name="P25">Capsule AEC revenue</text:p>
        </text:list-item>
        <text:list-item>
          <text:p text:style-name="P25">Subscription renewals</text:p>
        </text:list-item>
      </text:list>
      <text:p text:style-name="P5"/>
      <text:h text:style-name="P2" text:outline-level="1"><text:span text:style-name="Strong_20_Emphasis">PART 7 COMPLETED</text:span></text:h>
      <text:p text:style-name="P4">Would you like me to proceed to:</text:p>
      <text:p text:style-name="P4">➡️ <text:span text:style-name="Strong_20_Emphasis">Part 8 — Financial Plan</text:span><text:line-break/>OR<text:line-break/>➡️ <text:span text:style-name="Strong_20_Emphasis">Review Part 7 before proceeding?</text:span></text:p>
      <text:p text:style-name="P4">Just say:</text:p>
      <text:list text:style-name="L20">
        <text:list-item>
          <text:p text:style-name="P26">“Proceed with Part 8”<text:line-break/>or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2:22:59.803909300</meta:creation-date>
    <dc:date>2025-11-16T22:24:47.780211800</dc:date>
    <meta:editing-duration>PT1M48S</meta:editing-duration>
    <meta:editing-cycles>1</meta:editing-cycles>
    <meta:document-statistic meta:table-count="0" meta:image-count="0" meta:object-count="0" meta:page-count="4" meta:paragraph-count="125" meta:word-count="622" meta:character-count="3779" meta:non-whitespace-character-count="3359"/>
    <meta:generator>LibreOffice/25.8.2.2$Windows_X86_64 LibreOffice_project/d401f2107ccab8f924a8e2df40f573aab7605b6f</meta:generator>
  </office:meta>
</office:document-meta>
</file>